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ato" svg:font-family="Lato, Georgia, Times, serif"/>
    <style:font-face style:name="FreeSans1" svg:font-family="FreeSans" style:font-family-generic="swiss"/>
    <style:font-face style:name="JARDOTTY" svg:font-family="JARDOTT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82cm" fo:widows="1" fo:text-indent="0cm" style:auto-text-indent="false"/>
      <style:text-properties style:font-name="JARDOTTY" fo:font-size="22pt" style:font-size-asian="22pt" style:font-size-complex="22pt"/>
    </style:style>
    <style:style style:name="P2" style:family="paragraph" style:parent-style-name="Standard">
      <style:paragraph-properties fo:margin-left="0cm" fo:margin-right="0cm" style:line-height-at-least="0.82cm" fo:widows="1" fo:text-indent="0cm" style:auto-text-indent="false"/>
      <style:text-properties style:font-name="JARDOTTY" fo:font-size="22pt" officeooo:rsid="0007b01e" officeooo:paragraph-rsid="0007b01e" style:font-size-asian="22pt" style:font-size-complex="22pt"/>
    </style:style>
    <style:style style:name="T1" style:family="text">
      <style:text-properties fo:font-variant="normal" fo:text-transform="none" fo:color="#111111" style:font-name="Lato" fo:font-size="13.5pt" fo:letter-spacing="normal" fo:font-style="normal" fo:font-weight="normal"/>
    </style:style>
    <style:style style:name="T2" style:family="text">
      <style:text-properties fo:font-variant="normal" fo:text-transform="none" fo:color="#111111" fo:font-size="13.5pt" fo:letter-spacing="normal" fo:font-style="normal" fo:font-weight="normal"/>
    </style:style>
    <style:style style:name="T3" style:family="text">
      <style:text-properties fo:font-variant="normal" fo:text-transform="none" fo:color="#111111" fo:letter-spacing="normal" fo:font-style="normal" fo:font-weight="normal"/>
    </style:style>
    <style:style style:name="T4" style:family="text">
      <style:text-properties fo:font-variant="normal" fo:text-transform="none" style:font-name="Lato" fo:font-size="13.5pt" fo:letter-spacing="normal" fo:font-style="normal" fo:font-weight="normal"/>
    </style:style>
    <style:style style:name="T5" style:family="text">
      <style:text-properties fo:font-variant="normal" fo:text-transform="none" fo:font-size="13.5pt" fo:letter-spacing="normal" fo:font-style="normal" fo:font-weight="normal"/>
    </style:style>
    <style:style style:name="T6" style:family="text">
      <style:text-properties fo:font-variant="normal" fo:text-transform="none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tholics Latin Instructor Ch2, ex1a</text:p>
      <text:p text:style-name="P1"/>
      <text:p text:style-name="P1"><text:span text:style-name="T3">1. Propter tuam gloriam </text:span><text:span text:style-name="T6">for thy glory</text:span><text:span text:style-name="T3">. <text:line-break/>2. Ad dexteram </text:span><text:span text:style-name="T6">at the right hand</text:span><text:span text:style-name="T3">. <text:line-break/>3. In Deum </text:span><text:span text:style-name="T6">In God</text:span><text:span text:style-name="T3">. <text:line-break/>4. Ante saecula </text:span><text:span text:style-name="T6">before ages</text:span><text:span text:style-name="T3">. <text:line-break/>5. Per quem </text:span><text:span text:style-name="T6">by whom</text:span><text:span text:style-name="T3">. <text:line-break/>6. Propter nos homines </text:span><text:span text:style-name="T6">for us men</text:span><text:span text:style-name="T3">. <text:line-break/>1. Propter nostram salutem for our salvation. <text:line-break/>8 Secundum Scripturas </text:span><text:span text:style-name="T6">according to the Scriptures</text:span><text:span text:style-name="T3">. <text:line-break/>9. In coelum </text:span><text:span text:style-name="T6">into heaven</text:span><text:span text:style-name="T3">. <text:line-break/>10. Per prophetas </text:span><text:span text:style-name="T6">by the prophets</text:span><text:span text:style-name="T3">. <text:line-break/>11. In remissionem </text:span><text:span text:style-name="T6">for the remission</text:span><text:span text:style-name="T3">. <text:line-break/>12. Per saecula </text:span><text:span text:style-name="T6">through ages</text:span><text:span text:style-name="T3">. <text:line-break/>13. Ad Dominum </text:span><text:span text:style-name="T6">to the Lord</text:span>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ato" svg:font-family="Lato, Georgia, Times, serif"/>
    <style:font-face style:name="FreeSans1" svg:font-family="FreeSans" style:font-family-generic="swiss"/>
    <style:font-face style:name="JARDOTTY" svg:font-family="JARDOTT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5T17:14:58.249657978</meta:creation-date>
    <meta:print-date>2015-10-15T17:16:50.501167274</meta:print-date>
    <dc:date>2015-10-15T17:18:27.173032191</dc:date>
    <meta:editing-duration>PT30S</meta:editing-duration>
    <meta:editing-cycles>1</meta:editing-cycles>
    <meta:document-statistic meta:table-count="0" meta:image-count="0" meta:object-count="0" meta:page-count="1" meta:paragraph-count="2" meta:word-count="83" meta:character-count="478" meta:non-whitespace-character-count="385"/>
    <meta:generator>LibreOffice/4.3.3.2$Linux_X86_64 LibreOffice_project/430m0$Build-2</meta:generator>
  </office:meta>
</office:document-meta>
</file>